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358.635035056575" calcext:value-type="float">
            <text:p>358.635035056575</text:p>
          </table:table-cell>
        </table:table-row>
        <table:table-row table:style-name="ro1">
          <table:table-cell office:value-type="float" office:value="362.228283508833" calcext:value-type="float">
            <text:p>362.228283508833</text:p>
          </table:table-cell>
        </table:table-row>
        <table:table-row table:style-name="ro1">
          <table:table-cell office:value-type="float" office:value="362.663107732703" calcext:value-type="float">
            <text:p>362.663107732703</text:p>
          </table:table-cell>
        </table:table-row>
        <table:table-row table:style-name="ro1">
          <table:table-cell office:value-type="float" office:value="365.378221265743" calcext:value-type="float">
            <text:p>365.378221265743</text:p>
          </table:table-cell>
        </table:table-row>
        <table:table-row table:style-name="ro1">
          <table:table-cell office:value-type="float" office:value="365.570564258166" calcext:value-type="float">
            <text:p>365.570564258166</text:p>
          </table:table-cell>
        </table:table-row>
        <table:table-row table:style-name="ro1">
          <table:table-cell office:value-type="float" office:value="362.392369466269" calcext:value-type="float">
            <text:p>362.392369466269</text:p>
          </table:table-cell>
        </table:table-row>
        <table:table-row table:style-name="ro1">
          <table:table-cell office:value-type="float" office:value="366.907847425041" calcext:value-type="float">
            <text:p>366.907847425041</text:p>
          </table:table-cell>
        </table:table-row>
        <table:table-row table:style-name="ro1">
          <table:table-cell office:value-type="float" office:value="367.947368808366" calcext:value-type="float">
            <text:p>367.947368808366</text:p>
          </table:table-cell>
        </table:table-row>
        <table:table-row table:style-name="ro1">
          <table:table-cell office:value-type="float" office:value="366.002737700478" calcext:value-type="float">
            <text:p>366.002737700478</text:p>
          </table:table-cell>
        </table:table-row>
        <table:table-row table:style-name="ro1">
          <table:table-cell office:value-type="float" office:value="368.179023368323" calcext:value-type="float">
            <text:p>368.179023368323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)" office:value-type="float" office:value="364.590455859049" calcext:value-type="float">
            <text:p>364.5904558590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8:17:07.835701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8:32.247008002</meta:creation-date>
    <dc:date>2018-06-01T08:18:45.030352255</dc:date>
    <dc:creator>Davide Ancona</dc:creator>
    <meta:editing-duration>PT5M17S</meta:editing-duration>
    <meta:editing-cycles>3</meta:editing-cycles>
    <meta:generator>LibreOffice/5.3.4.2$Linux_X86_64 LibreOffice_project/30$Build-2</meta:generator>
    <meta:document-statistic meta:table-count="1" meta:cell-count="11" meta:object-count="0"/>
  </office:meta>
</office:document-meta>
</file>